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lim" svg:font-family="Gulim, sans-serif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style:font-name="Gulim" fo:font-size="9.75pt" fo:font-weight="normal" officeooo:paragraph-rsid="000e61b7" style:font-weight-asian="normal" style:font-weight-complex="normal"/>
    </style:style>
    <style:style style:name="P2" style:family="paragraph" style:parent-style-name="Text_20_body">
      <style:text-properties style:font-name="Gulim" fo:font-size="9.75pt" fo:font-weight="bold" officeooo:paragraph-rsid="000e61b7" style:font-weight-asian="bold" style:font-weight-complex="bold"/>
    </style:style>
    <style:style style:name="P3" style:family="paragraph" style:parent-style-name="Text_20_body">
      <style:text-properties fo:font-weight="bold" officeooo:paragraph-rsid="000e61b7" style:font-weight-asian="bold" style:font-weight-complex="bold"/>
    </style:style>
    <style:style style:name="P4" style:family="paragraph" style:parent-style-name="Text_20_body">
      <style:text-properties fo:font-weight="bold" officeooo:rsid="000f3104" officeooo:paragraph-rsid="000f3104" style:font-weight-asian="bold" style:font-weight-complex="bold"/>
    </style:style>
    <style:style style:name="P5" style:family="paragraph" style:parent-style-name="Text_20_body">
      <style:text-properties fo:font-weight="normal" officeooo:paragraph-rsid="000e61b7" style:font-weight-asian="normal" style:font-weight-complex="normal"/>
    </style:style>
    <style:style style:name="P6" style:family="paragraph" style:parent-style-name="Text_20_body">
      <style:text-properties fo:font-weight="normal" officeooo:rsid="000f3104" officeooo:paragraph-rsid="000f3104" style:font-weight-asian="normal" style:font-weight-complex="normal"/>
    </style:style>
    <style:style style:name="P7" style:family="paragraph" style:parent-style-name="Text_20_body">
      <style:text-properties fo:font-size="15pt" fo:font-style="normal" fo:font-weight="bold" officeooo:paragraph-rsid="000e61b7" style:font-name-asian="Gulim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Text_20_body">
      <style:text-properties style:font-name="Gulim" fo:font-size="9.75pt" fo:font-style="normal" fo:font-weight="normal" officeooo:paragraph-rsid="000e61b7" style:font-name-asian="Gulim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Text_20_body">
      <style:text-properties style:font-name="Gulim" fo:font-size="9.75pt" fo:font-style="normal" fo:font-weight="normal" officeooo:rsid="000f3104" officeooo:paragraph-rsid="000f3104" style:font-name-asian="Gulim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Text_20_body">
      <style:text-properties style:font-name="Gulim" fo:font-size="9.75pt" fo:font-style="normal" fo:font-weight="normal" officeooo:rsid="00111613" officeooo:paragraph-rsid="00111613" style:font-name-asian="Gulim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Text_20_body">
      <style:text-properties style:font-name="Gulim" fo:font-size="10pt" fo:font-style="normal" fo:font-weight="normal" officeooo:rsid="00111613" officeooo:paragraph-rsid="00111613" style:font-name-asian="Gulim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text-properties style:font-name="Gulim" fo:font-size="10pt" fo:font-style="normal" fo:font-weight="bold" officeooo:rsid="001208e9" officeooo:paragraph-rsid="001208e9" style:font-name-asian="Gulim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text-properties style:font-name="Gulim" fo:font-size="11.0500001907349pt" fo:font-style="normal" fo:font-weight="normal" officeooo:rsid="0012b331" officeooo:paragraph-rsid="0012b331" style:font-name-asian="Gulim" style:font-size-asian="9.69999980926514pt" style:font-style-asian="normal" style:font-weight-asian="normal" style:font-size-complex="11.0500001907349pt" style:font-style-complex="normal" style:font-weight-complex="normal"/>
    </style:style>
    <style:style style:name="P14" style:family="paragraph" style:parent-style-name="Text_20_body">
      <style:text-properties style:font-name="Gulim" fo:font-size="11.0500001907349pt" fo:font-style="normal" fo:font-weight="normal" officeooo:rsid="0012b331" officeooo:paragraph-rsid="00142167" style:font-name-asian="Gulim" style:font-size-asian="9.69999980926514pt" style:font-style-asian="normal" style:font-weight-asian="normal" style:font-size-complex="11.0500001907349pt" style:font-style-complex="normal" style:font-weight-complex="normal"/>
    </style:style>
    <style:style style:name="P15" style:family="paragraph" style:parent-style-name="Text_20_body">
      <style:text-properties style:font-name="Gulim" fo:font-size="11.0500001907349pt" fo:font-style="normal" fo:font-weight="normal" officeooo:rsid="00142167" officeooo:paragraph-rsid="00142167" style:font-name-asian="Gulim" style:font-size-asian="9.69999980926514pt" style:font-style-asian="normal" style:font-weight-asian="normal" style:font-size-complex="11.0500001907349pt" style:font-style-complex="normal" style:font-weight-complex="normal"/>
    </style:style>
    <style:style style:name="P16" style:family="paragraph" style:parent-style-name="Text_20_body">
      <style:text-properties style:font-name="Gulim" fo:font-size="11.0500001907349pt" fo:font-style="normal" fo:font-weight="normal" officeooo:rsid="0015b690" officeooo:paragraph-rsid="0015b690" style:font-name-asian="Gulim" style:font-size-asian="9.69999980926514pt" style:font-style-asian="normal" style:font-weight-asian="normal" style:font-size-complex="11.0500001907349pt" style:font-style-complex="normal" style:font-weight-complex="normal"/>
    </style:style>
    <style:style style:name="P17" style:family="paragraph" style:parent-style-name="Text_20_body">
      <style:text-properties style:font-name="Gulim" fo:font-size="11.0500001907349pt" fo:font-style="normal" fo:font-weight="bold" officeooo:rsid="00111613" officeooo:paragraph-rsid="00111613" style:font-name-asian="Gulim" style:font-size-asian="9.69999980926514pt" style:font-style-asian="normal" style:font-weight-asian="bold" style:font-size-complex="11.0500001907349pt" style:font-style-complex="normal" style:font-weight-complex="bold"/>
    </style:style>
    <style:style style:name="P18" style:family="paragraph" style:parent-style-name="Text_20_body">
      <style:text-properties style:font-name="Gulim" fo:font-size="11.0500001907349pt" fo:font-style="normal" fo:font-weight="bold" officeooo:rsid="00142167" officeooo:paragraph-rsid="00142167" style:font-name-asian="Gulim" style:font-size-asian="9.69999980926514pt" style:font-style-asian="normal" style:font-weight-asian="bold" style:font-size-complex="11.0500001907349pt" style:font-style-complex="normal" style:font-weight-complex="bold"/>
    </style:style>
    <style:style style:name="P19" style:family="paragraph" style:parent-style-name="Text_20_body">
      <style:text-properties style:font-name="Gulim" fo:font-size="11.0500001907349pt" fo:font-style="normal" fo:font-weight="bold" officeooo:rsid="0015b690" officeooo:paragraph-rsid="0015b690" style:font-name-asian="Gulim" style:font-size-asian="9.69999980926514pt" style:font-style-asian="normal" style:font-weight-asian="bold" style:font-size-complex="11.0500001907349pt" style:font-style-complex="normal" style:font-weight-complex="bold"/>
    </style:style>
    <style:style style:name="T1" style:family="text">
      <style:text-properties style:font-name="Gulim" fo:font-size="9.75pt"/>
    </style:style>
    <style:style style:name="T2" style:family="text">
      <style:text-properties style:font-name="Gulim" fo:font-size="9.75pt" fo:font-style="normal" fo:font-weight="bold" style:font-name-asian="Gulim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style:font-name="Gulim" fo:font-size="9.75pt" fo:font-style="normal" style:font-name-asian="Gulim" style:font-size-asian="15pt" style:font-style-asian="normal" style:font-size-complex="15pt" style:font-style-complex="normal"/>
    </style:style>
    <style:style style:name="T4" style:family="text">
      <style:text-properties style:font-name="Gulim" fo:font-size="9.75pt" fo:font-style="normal" officeooo:rsid="00111613" style:font-name-asian="Gulim" style:font-size-asian="15pt" style:font-style-asian="normal" style:font-size-complex="15pt" style:font-style-complex="normal"/>
    </style:style>
    <style:style style:name="T5" style:family="text">
      <style:text-properties style:font-name="Gulim" fo:font-size="9.75pt" fo:font-style="normal" fo:font-weight="normal" style:font-name-asian="Gulim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style:font-name="Gulim" fo:font-size="9.75pt" officeooo:rsid="000e61b7"/>
    </style:style>
    <style:style style:name="T7" style:family="text">
      <style:text-properties style:font-name-asian="Gulim" style:font-size-asian="9.75pt"/>
    </style:style>
    <style:style style:name="T8" style:family="text">
      <style:text-properties fo:font-size="15pt" fo:font-style="normal" style:font-name-asian="Gulim" style:font-size-asian="9.75pt" style:font-style-asian="normal" style:font-size-complex="15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모두를 위한 딥러닝</text:p>
      <text:p text:style-name="P7"/>
      <text:p text:style-name="P2">lec 02</text:p>
      <text:p text:style-name="P1">Cost Function {cost(W,b)}</text:p>
      <text:p text:style-name="P5"><text:span text:style-name="T1">-</text:span><text:span text:style-name="T7">예측값과 실측값을 구하고 빼서 제곱해서 나누면 </text:span><text:span text:style-name="T1">cost function</text:span><text:span text:style-name="T7">이됨</text:span><text:span text:style-name="T1">.</text:span></text:p>
      <text:p text:style-name="P1"/>
      <text:p text:style-name="P3"><text:span text:style-name="T1">lec </text:span><text:span text:style-name="T6">0</text:span><text:span text:style-name="T1">3</text:span></text:p>
      <text:p text:style-name="P5"><text:span text:style-name="T3">cost function </text:span><text:span text:style-name="T8">을 사용하여 그래프를 만들어서 가장 작은 값을 찾음 </text:span><text:span text:style-name="T3">-&gt; Gradient descent algorithm (</text:span><text:span text:style-name="T8">경사 하강법</text:span><text:span text:style-name="T3">)</text:span></text:p>
      <text:p text:style-name="P8"/>
      <text:p text:style-name="P4"><text:span text:style-name="T3">lec 5-1, 5-2 </text:span><text:span text:style-name="T5">Logistic classification</text:span></text:p>
      <text:p text:style-name="P9"/>
      <text:p text:style-name="P6"><text:span text:style-name="T2">lec 6-1 </text:span><text:span text:style-name="T3">softmax class</text:span><text:span text:style-name="T4">i</text:span><text:span text:style-name="T3">fication</text:span></text:p>
      <text:p text:style-name="P10">multinomial classsification </text:p>
      <text:p text:style-name="P10">input 값 * weight = z </text:p>
      <text:p text:style-name="P11">z를 sigmoid function에 두면 결과값 y hat이 나온다.</text:p>
      <text:p text:style-name="P17"/>
      <text:p text:style-name="P12">Lec 6-2</text:p>
      <text:p text:style-name="P13">softmax function</text:p>
      <text:p text:style-name="P13">- 0~1 값</text:p>
      <text:p text:style-name="P13">- sum = 1</text:p>
      <text:p text:style-name="P13"/>
      <text:p text:style-name="P13">one-hot encoding</text:p>
      <text:p text:style-name="P13">- tensorflow에서는 argmax</text:p>
      <text:p text:style-name="P13">-0 또는 1로 표현</text:p>
      <text:p text:style-name="P13"/>
      <text:p text:style-name="P13">cost function</text:p>
      <text:p text:style-name="P14">-cross-entropy: -log(y)를 사용하여 만약 정답이면 결과값은 0, 틀리면 결과값은 무한대이다.</text:p>
      <text:p text:style-name="P14"><text:s/></text:p>
      <text:p text:style-name="P18"><text:soft-page-break/>lec 7-1</text:p>
      <text:p text:style-name="P15">overshooting</text:p>
      <text:p text:style-name="P15">running rate가 클때 값이 바깥으로 튕겨나오는 현상 (경사면을 따라서 안감)</text:p>
      <text:p text:style-name="P15">learning rate의 정답은 없다. (case by case)</text:p>
      <text:p text:style-name="P15"/>
      <text:p text:style-name="P16">overfitting</text:p>
      <text:p text:style-name="P16">solution: more data, regularization, reduce the feature number</text:p>
      <text:p text:style-name="P16"/>
      <text:p text:style-name="P16">Regularization</text:p>
      <text:p text:style-name="P16">그래프를 피는 과정</text:p>
      <text:p text:style-name="P16">- cost function에 regularization strength를 사용함</text:p>
      <text:p text:style-name="P16"/>
      <text:p text:style-name="P19">lec 8-1</text:p>
      <text:p text:style-name="P16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lim" svg:font-family="Gulim, sans-serif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14:51.267766813</meta:creation-date>
    <dc:date>2019-03-14T17:35:51.450891642</dc:date>
    <meta:editing-duration>PT53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43" meta:character-count="741" meta:non-whitespace-character-count="636"/>
  </office:meta>
</office:document-meta>
</file>